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03932" officeooo:paragraph-rsid="00203932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03932" officeooo:paragraph-rsid="00203932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ea5ef" officeooo:paragraph-rsid="002ea5ef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01dba" officeooo:paragraph-rsid="00301dba"/>
    </style:style>
    <style:style style:name="P5" style:family="paragraph" style:parent-style-name="Standard">
      <style:paragraph-properties fo:text-align="start" style:justify-single-word="false"/>
      <style:text-properties fo:font-weight="bold" officeooo:rsid="00203932" officeooo:paragraph-rsid="0020393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2eef9" officeooo:paragraph-rsid="0022eef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3adab" officeooo:paragraph-rsid="0023ada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498a5" officeooo:paragraph-rsid="002498a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301dba" officeooo:paragraph-rsid="00301db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498a5" officeooo:paragraph-rsid="002498a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68313" officeooo:paragraph-rsid="0026831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b3a15" officeooo:paragraph-rsid="002b3a1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d0e23" officeooo:paragraph-rsid="002d0e2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01dba" officeooo:paragraph-rsid="00301db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2ea5ef" officeooo:paragraph-rsid="002ea5ef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301dba" officeooo:paragraph-rsid="00301dba"/>
    </style:style>
    <style:style style:name="P17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301dba" officeooo:paragraph-rsid="00301dba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311833" officeooo:paragraph-rsid="00311833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3679e6" officeooo:paragraph-rsid="003679e6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311833" officeooo:paragraph-rsid="00311833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3679e6" officeooo:paragraph-rsid="003679e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54439" officeooo:paragraph-rsid="00354439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54439" officeooo:paragraph-rsid="00354439" style:font-style-asian="normal" style:font-weight-asian="bold" style:font-style-complex="normal" style:font-weight-complex="bold"/>
    </style:style>
    <style:style style:name="T1" style:family="text">
      <style:text-properties officeooo:rsid="002104b0"/>
    </style:style>
    <style:style style:name="T2" style:family="text">
      <style:text-properties officeooo:rsid="002122e6"/>
    </style:style>
    <style:style style:name="T3" style:family="text">
      <style:text-properties officeooo:rsid="0022eef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2fe90" style:font-weight-asian="normal" style:font-weight-complex="normal"/>
    </style:style>
    <style:style style:name="T6" style:family="text">
      <style:text-properties officeooo:rsid="0022fe9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75390" style:font-weight-asian="bold" style:font-weight-complex="bold"/>
    </style:style>
    <style:style style:name="T9" style:family="text">
      <style:text-properties officeooo:rsid="00265a76"/>
    </style:style>
    <style:style style:name="T10" style:family="text">
      <style:text-properties officeooo:rsid="00297e4d"/>
    </style:style>
    <style:style style:name="T11" style:family="text">
      <style:text-properties officeooo:rsid="002b6771"/>
    </style:style>
    <style:style style:name="T12" style:family="text">
      <style:text-properties officeooo:rsid="00301dba"/>
    </style:style>
    <style:style style:name="T13" style:family="text">
      <style:text-properties officeooo:rsid="00311833"/>
    </style:style>
    <style:style style:name="T14" style:family="text">
      <style:text-properties officeooo:rsid="00315d5f"/>
    </style:style>
    <style:style style:name="T15" style:family="text">
      <style:text-properties officeooo:rsid="00354439"/>
    </style:style>
    <style:style style:name="T16" style:family="text">
      <style:text-properties officeooo:rsid="0037fc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iendship yard, the simulation</text:p>
      <text:p text:style-name="P15"/>
      <text:p text:style-name="P15"/>
      <text:p text:style-name="P4">Simulation-related classes:</text:p>
      <text:p text:style-name="P16"/>
      <text:p text:style-name="P9">InitAnimals class</text:p>
      <text:p text:style-name="P14">- private static ArrayList&lt;Animal&gt; animals</text:p>
      <text:p text:style-name="P14"/>
      <text:p text:style-name="P17">For the animals listed in the test, call:</text:p>
      <text:p text:style-name="P14">- static ArrayList&lt;Animal&gt; initDefault()</text:p>
      <text:p text:style-name="P14">- <text:span text:style-name="T13">initAnimal(Animal animal, Animal bestFriend)</text:span></text:p>
      <text:p text:style-name="P18">Best<text:span text:style-name="T14">Friend is optional, but then it’s assumed that the animal is it’s own best friend</text:span></text:p>
      <text:p text:style-name="P20">- <text:span text:style-name="T15">void removeFriendship(Animal animal, Animal friend)</text:span></text:p>
      <text:p text:style-name="P20">- <text:span text:style-name="T15">void addFriendship(Animal animal, Animal newFriend)</text:span></text:p>
      <text:p text:style-name="P20"/>
      <text:p text:style-name="P23">Simulation class</text:p>
      <text:p text:style-name="P22"/>
      <text:p text:style-name="P21">- void clearAnimals</text:p>
      <text:p text:style-name="P21">- void friendEvent()</text:p>
      <text:p text:style-name="P19">Handles the logic of the friendships, removing and adding new friends</text:p>
      <text:p text:style-name="P21">- void unfriendEvent()</text:p>
      <text:p text:style-name="P21">- void morning()</text:p>
      <text:p text:style-name="P21">- void lunch()</text:p>
      <text:p text:style-name="P21">- void evening()</text:p>
      <text:p text:style-name="P21">- void simulateDay()</text:p>
      <text:p text:style-name="P21">- void simulateMany(int days)</text:p>
      <text:p text:style-name="P14">- <text:span text:style-name="T16">void printChart()</text:span></text:p>
      <text:p text:style-name="P14"/>
      <text:p text:style-name="P14"/>
      <text:p text:style-name="P15"/>
      <text:p text:style-name="P3">Animal-related classes:</text:p>
      <text:p text:style-name="P5"><text:span text:style-name="T1">Animal </text:span><text:span text:style-name="T3">c</text:span><text:span text:style-name="T1">lass</text:span></text:p>
      <text:p text:style-name="P1">- <text:span text:style-name="T2">String name, type, favoriteFood</text:span></text:p>
      <text:p text:style-name="P1">- <text:span text:style-name="T2">Animal bestFriend</text:span></text:p>
      <text:p text:style-name="P1">- <text:span text:style-name="T2">ArrayList&lt;Animal&gt; friends</text:span></text:p>
      <text:p text:style-name="P1">- <text:span text:style-name="T12">void addFriend(Animal friend)</text:span></text:p>
      <text:p text:style-name="P1">- <text:span text:style-name="T12">void removeFriend(Animal friend)</text:span></text:p>
      <text:p text:style-name="P1">- <text:span text:style-name="T12">void setBestFriend(Animal newBestFriend)</text:span></text:p>
      <text:p text:style-name="P1">- <text:span text:style-name="T12">void printAttributes()</text:span></text:p>
      <text:p text:style-name="P1"/>
      <text:p text:style-name="P1"/>
      <text:p text:style-name="P6">Cat class <text:span text:style-name="T5">extends </text:span><text:span text:style-name="T6">Animal</text:span></text:p>
      <text:p text:style-name="P6"/>
      <text:p text:style-name="P7">Dog class <text:span text:style-name="T4">extends</text:span> Animal</text:p>
      <text:p text:style-name="P7">- <text:span text:style-name="T4">String breed</text:span></text:p>
      <text:p text:style-name="P7"><text:span text:style-name="T4"/></text:p>
      <text:p text:style-name="P8">Bird class<text:span text:style-name="T4"> extends </text:span>Animal</text:p>
      <text:p text:style-name="P10">- <text:span text:style-name="T9">double wingspan</text:span></text:p>
      <text:p text:style-name="P10"/>
      <text:p text:style-name="P11"><text:soft-page-break/><text:span text:style-name="T8">Rooster</text:span><text:span text:style-name="T7"> class</text:span> extends <text:span text:style-name="T7">Bird</text:span></text:p>
      <text:p text:style-name="P11">- <text:span text:style-name="T10">bestFriend is always self</text:span></text:p>
      <text:p text:style-name="P11"/>
      <text:p text:style-name="P12"><text:span text:style-name="T7">Chicken class</text:span> extends <text:span text:style-name="T7">Bird</text:span></text:p>
      <text:p text:style-name="P12">- <text:span text:style-name="T11">boolean laysEggs</text:span></text:p>
      <text:p text:style-name="P12"/>
      <text:p text:style-name="P13"><text:span text:style-name="T7">Parrot class</text:span> extends <text:span text:style-name="T7">Bird</text:span></text:p>
      <text:p text:style-name="P13">- boolean canSpea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9T00:35:43.199059160</meta:creation-date>
    <meta:generator>LibreOffice/7.2.6.2$Linux_X86_64 LibreOffice_project/20$Build-2</meta:generator>
    <dc:date>2022-03-19T00:58:20.458093635</dc:date>
    <meta:editing-duration>PT22M24S</meta:editing-duration>
    <meta:editing-cycles>28</meta:editing-cycles>
    <meta:document-statistic meta:table-count="0" meta:image-count="0" meta:object-count="0" meta:page-count="2" meta:paragraph-count="41" meta:word-count="169" meta:character-count="1184" meta:non-whitespace-character-count="1056"/>
  </office:meta>
</office:document-meta>
</file>